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53.73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50.18mm"/>
    </style:style>
    <style:style style:name="co6" style:family="table-column">
      <style:table-column-properties fo:break-before="auto" style:column-width="165.3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71.7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103.0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SLab_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fr. Part Number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References</text:p>
          </table:table-cell>
          <table:table-cell table:style-name="ce5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Quantity Per PCB</text:p>
          </table:table-cell>
          <table:table-cell table:style-name="ce3" office:value-type="string" calcext:value-type="string">
            <text:p>Datasheet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Farne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V 10%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J4RACTU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1 C2 C4 C5 C9 C13 C17 C22 C24 C25 C26 C27 C28 C31 C32 C34 C35 C37 C38 C39 C4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399-1097-6-ND</text:p>
          </table:table-cell>
          <table:table-cell office:value-type="string" calcext:value-type="string">
            <text:p>80C0603C104J4R</text:p>
          </table:table-cell>
          <table:table-cell office:value-type="float" office:value="1466413" calcext:value-type="float">
            <text:p>1466413</text:p>
          </table:table-cell>
          <table:table-cell office:value-type="float" office:value="1650834" calcext:value-type="float">
            <text:p>16508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ntalum 16V 6032-28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1 C14 C16 C1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78-8239-1-ND</text:p>
          </table:table-cell>
          <table:table-cell office:value-type="string" calcext:value-type="string">
            <text:p>647F931C107KCC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0603Y103JXJP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7 C4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J0603Y103JXJPW1BC-ND</text:p>
          </table:table-cell>
          <table:table-cell office:value-type="string" calcext:value-type="string">
            <text:p>77VJ0603Y103JXJPB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V 2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K107BC6106MA-T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6 C15 C21 C3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87-4867-1-ND</text:p>
          </table:table-cell>
          <table:table-cell/>
          <table:table-cell office:value-type="float" office:value="1843956" calcext:value-type="float">
            <text:p>18439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2J5RACAUTO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30 C3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99-12989-6-ND</text:p>
          </table:table-cell>
          <table:table-cell office:value-type="string" calcext:value-type="string">
            <text:p>80C0603C102J5RAUTO</text:p>
          </table:table-cell>
          <table:table-cell/>
          <table:table-cell office:value-type="float" office:value="2904630" calcext:value-type="float">
            <text:p>29046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V 20%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YD105KAT2A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0 C4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78-1249-6-ND</text:p>
          </table:table-cell>
          <table:table-cell office:value-type="string" calcext:value-type="string">
            <text:p>5810603YD105K</text:p>
          </table:table-cell>
          <table:table-cell office:value-type="float" office:value="1358333" calcext:value-type="float">
            <text:p>1358333</text:p>
          </table:table-cell>
          <table:table-cell office:value-type="float" office:value="1327680" calcext:value-type="float">
            <text:p>13276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V 10%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0603A330JXJPW1BC</text:p>
          </table:table-cell>
          <table:table-cell office:value-type="string" calcext:value-type="string">
            <text:p>C-RESCUE-proto1</text:p>
          </table:table-cell>
          <table:table-cell table:style-name="ce4" office:value-type="string" calcext:value-type="string">
            <text:p>C3 C8 C10 C4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90-1415-1-ND</text:p>
          </table:table-cell>
          <table:table-cell office:value-type="string" calcext:value-type="string">
            <text:p>81GRM39C330J50</text:p>
          </table:table-cell>
          <table:table-cell office:value-type="float" office:value="5454115" calcext:value-type="float">
            <text:p>5454115</text:p>
          </table:table-cell>
          <table:table-cell office:value-type="float" office:value="2695885" calcext:value-type="float">
            <text:p>26958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ntalum 16V 3528-2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293D336X9016B2TE3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2 C19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CP_Tantalum_Case-B_EIA-3528-21_Reflo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78-3090-6-ND</text:p>
          </table:table-cell>
          <table:table-cell office:value-type="string" calcext:value-type="string">
            <text:p>74293D336X9016B2TE3</text:p>
          </table:table-cell>
          <table:table-cell office:value-type="float" office:value="1361559" calcext:value-type="float">
            <text:p>1361559</text:p>
          </table:table-cell>
          <table:table-cell office:value-type="float" office:value="1754189" calcext:value-type="float">
            <text:p>1754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0603A3R3BXJC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3 C29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90-5938-6-ND</text:p>
          </table:table-cell>
          <table:table-cell office:value-type="string" calcext:value-type="string">
            <text:p>81GRM1555C1H3R3CA1D</text:p>
          </table:table-cell>
          <table:table-cell office:value-type="float" office:value="7769208" calcext:value-type="float">
            <text:p>7769208</text:p>
          </table:table-cell>
          <table:table-cell office:value-type="float" office:value="2666380" calcext:value-type="float">
            <text:p>26663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B SMT+DIP Type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ZX62D-B-5PA8(30)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125718CT-ND</text:p>
          </table:table-cell>
          <table:table-cell office:value-type="string" calcext:value-type="string">
            <text:p>798ZX62DB5PA830</text:p>
          </table:table-cell>
          <table:table-cell office:value-type="float" office:value="1360893" calcext:value-type="float">
            <text:p>1360893</text:p>
          </table:table-cell>
          <table:table-cell office:value-type="float" office:value="2554981" calcext:value-type="float">
            <text:p>2554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.8V Zener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L5235B-TP</text:p>
          </table:table-cell>
          <table:table-cell office:value-type="string" calcext:value-type="string">
            <text:p>ZENERsmall-RESCUE-proto1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D_MiniMEL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833DL5235BTP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n 0805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APHCM2012CGCK-F01</text:p>
          </table:table-cell>
          <table:table-cell office:value-type="string" calcext:value-type="string">
            <text:p>LED-RESCUE-PSL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54-1094-1-ND</text:p>
          </table:table-cell>
          <table:table-cell office:value-type="string" calcext:value-type="string">
            <text:p>604APHCM2012CGCK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ue 0805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98-8191-107F</text:p>
          </table:table-cell>
          <table:table-cell office:value-type="string" calcext:value-type="string">
            <text:p>LED-RESCUE-PSLab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50-2046-6-ND</text:p>
          </table:table-cell>
          <table:table-cell office:value-type="string" calcext:value-type="string">
            <text:p>6455988191107F</text:p>
          </table:table-cell>
          <table:table-cell office:value-type="float" office:value="8902213" calcext:value-type="float">
            <text:p>8902213</text:p>
          </table:table-cell>
          <table:table-cell office:value-type="float" office:value="2369034" calcext:value-type="float">
            <text:p>23690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ld 250mA, Trip 500mA</text:p>
          </table:table-cell>
          <table:table-cell office:value-type="string" calcext:value-type="string">
            <text:p>Bel Fuse</text:p>
          </table:table-cell>
          <table:table-cell office:value-type="string" calcext:value-type="string">
            <text:p>0ZCJ0025FF2E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Fuse_SMD1206_Reflo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7-1798-6-ND</text:p>
          </table:table-cell>
          <table:table-cell office:value-type="string" calcext:value-type="string">
            <text:p>5300ZCJ0025FF2E</text:p>
          </table:table-cell>
          <table:table-cell/>
          <table:table-cell office:value-type="float" office:value="2834885" calcext:value-type="float">
            <text:p>28348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SSW-107-01-T-S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J7</text:p>
          </table:table-cell>
          <table:table-cell table:style-name="ce7" office:value-type="string" calcext:value-type="string">
            <text:p>UART/ESP</text:p>
          </table:table-cell>
          <table:table-cell table:style-name="ce8" office:value-type="string" calcext:value-type="string">
            <text:p>Pin_Header_Straight_1x07_Pitch2.5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M1213-07-ND</text:p>
          </table:table-cell>
          <table:table-cell office:value-type="string" calcext:value-type="string">
            <text:p>200SSW10701TS</text:p>
          </table:table-cell>
          <table:table-cell office:value-type="float" office:value="1557908" calcext:value-type="float">
            <text:p>1557908</text:p>
          </table:table-cell>
          <table:table-cell office:value-type="float" office:value="2667434" calcext:value-type="float">
            <text:p>2667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aight female 2.54 mm 2row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SSW-114-01-T-D</text:p>
          </table:table-cell>
          <table:table-cell office:value-type="string" calcext:value-type="string">
            <text:p>Conn_02x14_Odd_Even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oublePins</text:p>
          </table:table-cell>
          <table:table-cell table:style-name="ce8" office:value-type="string" calcext:value-type="string">
            <text:p>Pin_Header_Straight_2x14_Pitch2.5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M1212-14-ND</text:p>
          </table:table-cell>
          <table:table-cell office:value-type="string" calcext:value-type="string">
            <text:p>200SSW11401TD</text:p>
          </table:table-cell>
          <table:table-cell/>
          <table:table-cell office:value-type="float" office:value="1804849" calcext:value-type="float">
            <text:p>18048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I2C-1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M1213-04-ND</text:p>
          </table:table-cell>
          <table:table-cell office:value-type="string" calcext:value-type="string">
            <text:p>200SSW10401TS</text:p>
          </table:table-cell>
          <table:table-cell office:value-type="float" office:value="1548317" calcext:value-type="float">
            <text:p>1548317</text:p>
          </table:table-cell>
          <table:table-cell office:value-type="float" office:value="1803393" calcext:value-type="float">
            <text:p>18033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2C-2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M1213-04-ND</text:p>
          </table:table-cell>
          <table:table-cell office:value-type="string" calcext:value-type="string">
            <text:p>200SSW10401TS</text:p>
          </table:table-cell>
          <table:table-cell office:value-type="float" office:value="1548317" calcext:value-type="float">
            <text:p>1548317</text:p>
          </table:table-cell>
          <table:table-cell office:value-type="float" office:value="1803393" calcext:value-type="float">
            <text:p>18033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M1213-04-ND</text:p>
          </table:table-cell>
          <table:table-cell office:value-type="string" calcext:value-type="string">
            <text:p>200SSW10401TS</text:p>
          </table:table-cell>
          <table:table-cell office:value-type="float" office:value="1548317" calcext:value-type="float">
            <text:p>1548317</text:p>
          </table:table-cell>
          <table:table-cell office:value-type="float" office:value="1803393" calcext:value-type="float">
            <text:p>18033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SSW-112-01-T-S</text:p>
          </table:table-cell>
          <table:table-cell office:value-type="string" calcext:value-type="string">
            <text:p>Conn_01x1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utputs</text:p>
          </table:table-cell>
          <table:table-cell table:style-name="ce8" office:value-type="string" calcext:value-type="string">
            <text:p>Pin_Header_Straight_1x12_Pitch2.5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M1213-12-ND</text:p>
          </table:table-cell>
          <table:table-cell office:value-type="string" calcext:value-type="string">
            <text:p>200SSW11201TS</text:p>
          </table:table-cell>
          <table:table-cell office:value-type="float" office:value="1801106" calcext:value-type="float">
            <text:p>1801106</text:p>
          </table:table-cell>
          <table:table-cell office:value-type="float" office:value="1803966" calcext:value-type="float">
            <text:p>18039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SSW-108-01-T-S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J8</text:p>
          </table:table-cell>
          <table:table-cell table:style-name="ce7" office:value-type="string" calcext:value-type="string">
            <text:p>Power Pins</text:p>
          </table:table-cell>
          <table:table-cell table:style-name="ce9" office:value-type="string" calcext:value-type="string">
            <text:p>Pin_Header_Straight_1x08_Pitch2.5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M1213-08-ND</text:p>
          </table:table-cell>
          <table:table-cell office:value-type="string" calcext:value-type="string">
            <text:p>200SSW10801TS</text:p>
          </table:table-cell>
          <table:table-cell office:value-type="float" office:value="1800422" calcext:value-type="float">
            <text:p>180042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00-500 mA Shielded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Z1608N100L</text:p>
          </table:table-cell>
          <table:table-cell office:value-type="string" calcext:value-type="string">
            <text:p>INDUCTOR_SMAL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_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0MLZ1608N100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5V Vce, 0.8A Ic, NPN, SOT-23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MMBT3904,215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727-4044-6-ND</text:p>
          </table:table-cell>
          <table:table-cell office:value-type="string" calcext:value-type="string">
            <text:p>771MMBT3904T/R</text:p>
          </table:table-cell>
          <table:table-cell office:value-type="float" office:value="7258616" calcext:value-type="float">
            <text:p>7258616</text:p>
          </table:table-cell>
          <table:table-cell office:value-type="float" office:value="1757935" calcext:value-type="float">
            <text:p>17579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5V Vce, 0.8A Ic, PNP, SOT-23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MMBT3906-7-F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Q1 Q3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MBT3906-FDIDKR-ND</text:p>
          </table:table-cell>
          <table:table-cell office:value-type="string" calcext:value-type="string">
            <text:p>621MMBT3906F</text:p>
          </table:table-cell>
          <table:table-cell office:value-type="float" office:value="7114878" calcext:value-type="float">
            <text:p>7114878</text:p>
          </table:table-cell>
          <table:table-cell office:value-type="float" office:value="1773629" calcext:value-type="float">
            <text:p>17736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/16W 5%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0816P-103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 R2 R3 R10 R14 R16 R17 R18 R19 R21 R22 R23 R25 R28 R29 R31 R32 R33 R35 R37 R38 R39 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R08P10.0KDCT-ND</text:p>
          </table:table-cell>
          <table:table-cell office:value-type="string" calcext:value-type="string">
            <text:p>754RR0816P103D</text:p>
          </table:table-cell>
          <table:table-cell office:value-type="float" office:value="3915321" calcext:value-type="float">
            <text:p>3915321</text:p>
          </table:table-cell>
          <table:table-cell office:value-type="float" office:value="9364420" calcext:value-type="float">
            <text:p>93644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0816Q-180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4 R13 R54 R55 R56 R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08Q18DCT-ND</text:p>
          </table:table-cell>
          <table:table-cell office:value-type="string" calcext:value-type="string">
            <text:p>754RR0816Q180D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/16W 5%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0816P-10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5 R11 R27 R36 R4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R08P1.0KDDKR-ND</text:p>
          </table:table-cell>
          <table:table-cell office:value-type="string" calcext:value-type="string">
            <text:p>754RR0816P102D</text:p>
          </table:table-cell>
          <table:table-cell office:value-type="float" office:value="3915264" calcext:value-type="float">
            <text:p>3915264</text:p>
          </table:table-cell>
          <table:table-cell office:value-type="float" office:value="9364366" calcext:value-type="float">
            <text:p>93643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T0603-DZ-1004ELF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4 R34 R4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RT0603-DZ-1004ELF-ND</text:p>
          </table:table-cell>
          <table:table-cell office:value-type="string" calcext:value-type="string">
            <text:p>652CRT0603DZ1004ELF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0816P-201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6 R7 R8 R9 R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R08P200DCT-ND</text:p>
          </table:table-cell>
          <table:table-cell office:value-type="string" calcext:value-type="string">
            <text:p>754RR0816P201D</text:p>
          </table:table-cell>
          <table:table-cell office:value-type="float" office:value="4744322" calcext:value-type="float">
            <text:p>4744322</text:p>
          </table:table-cell>
          <table:table-cell office:value-type="float" office:value="9365621" calcext:value-type="float">
            <text:p>93656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/16W 5%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0816P-204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0 R30 R40 R46 R5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R08P200KDDKR-ND</text:p>
          </table:table-cell>
          <table:table-cell office:value-type="string" calcext:value-type="string">
            <text:p>754RR0816P204D</text:p>
          </table:table-cell>
          <table:table-cell office:value-type="string" calcext:value-type="string">
            <text:p>4744928P</text:p>
          </table:table-cell>
          <table:table-cell office:value-type="float" office:value="9365745" calcext:value-type="float">
            <text:p>93657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/16W 5%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0816P-51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2 R15 R26 R41 R43 R44 R52 R53 R48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R08P5.1KDCT-ND</text:p>
          </table:table-cell>
          <table:table-cell office:value-type="string" calcext:value-type="string">
            <text:p>754RR0816P512D</text:p>
          </table:table-cell>
          <table:table-cell office:value-type="float" office:value="4744603" calcext:value-type="float">
            <text:p>474460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S21-I/SN</text:p>
          </table:table-cell>
          <table:table-cell office:value-type="string" calcext:value-type="string">
            <text:p>MCP6S21A</text:p>
          </table:table-cell>
          <table:table-cell office:value-type="string" calcext:value-type="string">
            <text:p>U11 U12</text:p>
          </table:table-cell>
          <table:table-cell office:value-type="string" calcext:value-type="string">
            <text:p>6S2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CP6S21-I/SN-ND</text:p>
          </table:table-cell>
          <table:table-cell office:value-type="string" calcext:value-type="string">
            <text:p>579MCP6S21I/SN</text:p>
          </table:table-cell>
          <table:table-cell office:value-type="float" office:value="403193" calcext:value-type="float">
            <text:p>403193</text:p>
          </table:table-cell>
          <table:table-cell office:value-type="float" office:value="1332152" calcext:value-type="float">
            <text:p>13321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IC 14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74HC126D(BJ)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75774HC126DBJ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TC7660SEOA713</text:p>
          </table:table-cell>
          <table:table-cell office:value-type="string" calcext:value-type="string">
            <text:p>TC7660</text:p>
          </table:table-cell>
          <table:table-cell office:value-type="string" calcext:value-type="string">
            <text:p>U5</text:p>
          </table:table-cell>
          <table:table-cell office:value-type="float" office:value="7660" calcext:value-type="float">
            <text:p>766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C7660SEOA713DKR-ND</text:p>
          </table:table-cell>
          <table:table-cell office:value-type="string" calcext:value-type="string">
            <text:p>579TC7660SEOA713</text:p>
          </table:table-cell>
          <table:table-cell/>
          <table:table-cell office:value-type="float" office:value="2857757" calcext:value-type="float">
            <text:p>28577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T 223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1117MPX-3.3/NOPB</text:p>
          </table:table-cell>
          <table:table-cell office:value-type="string" calcext:value-type="string">
            <text:p>LM1117-3.3-RESCUE-PSLab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M1117MPX-3.3/NOPBDKR-ND</text:p>
          </table:table-cell>
          <table:table-cell office:value-type="string" calcext:value-type="string">
            <text:p>926LM1117MPX3.3NOPB</text:p>
          </table:table-cell>
          <table:table-cell/>
          <table:table-cell office:value-type="float" office:value="2323580" calcext:value-type="float">
            <text:p>232358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IC 14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M324D</text:p>
          </table:table-cell>
          <table:table-cell office:value-type="string" calcext:value-type="string">
            <text:p>LM324-RESCUE-proto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97-19622-ND</text:p>
          </table:table-cell>
          <table:table-cell office:value-type="string" calcext:value-type="string">
            <text:p>511LM324D</text:p>
          </table:table-cell>
          <table:table-cell office:value-type="float" office:value="1686810" calcext:value-type="float">
            <text:p>1686810</text:p>
          </table:table-cell>
          <table:table-cell office:value-type="float" office:value="1467655" calcext:value-type="float">
            <text:p>14676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IC 20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200-I/SO</text:p>
          </table:table-cell>
          <table:table-cell office:value-type="string" calcext:value-type="string">
            <text:p>MCP220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2200</text:p>
          </table:table-cell>
          <table:table-cell office:value-type="string" calcext:value-type="string">
            <text:p>SOIC-20W_7.5x12.8mm_Pitch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P2200-I/SO-ND</text:p>
          </table:table-cell>
          <table:table-cell office:value-type="string" calcext:value-type="string">
            <text:p>579MCP2200I/SO</text:p>
          </table:table-cell>
          <table:table-cell office:value-type="float" office:value="6988993" calcext:value-type="float">
            <text:p>6988993</text:p>
          </table:table-cell>
          <table:table-cell office:value-type="float" office:value="1781148" calcext:value-type="float">
            <text:p>17811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SOP 10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728-E/UN</text:p>
          </table:table-cell>
          <table:table-cell office:value-type="string" calcext:value-type="string">
            <text:p>MCP4728-RESCUE-PSLab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P4728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P4728-E/UN-ND</text:p>
          </table:table-cell>
          <table:table-cell office:value-type="string" calcext:value-type="string">
            <text:p>579MCP4728E/UN</text:p>
          </table:table-cell>
          <table:table-cell office:value-type="float" office:value="6878736" calcext:value-type="float">
            <text:p>6878736</text:p>
          </table:table-cell>
          <table:table-cell office:value-type="float" office:value="1800217" calcext:value-type="float">
            <text:p>18002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QFP 44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PIC24EP256GP204-I/PT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TQFP-44_10x10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icrochip.com/wwwproducts/en/PIC24EP256GP204</text:p>
          </table:table-cell>
          <table:table-cell office:value-type="string" calcext:value-type="string">
            <text:p>PIC24EP256GP204-I/PT-ND</text:p>
          </table:table-cell>
          <table:table-cell office:value-type="string" calcext:value-type="string">
            <text:p>579PIC24256GP204IPT</text:p>
          </table:table-cell>
          <table:table-cell office:value-type="float" office:value="8248897" calcext:value-type="float">
            <text:p>8248897</text:p>
          </table:table-cell>
          <table:table-cell office:value-type="float" office:value="2212155" calcext:value-type="float">
            <text:p>22121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TC1240AECHTR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C1240AECHDKR-ND</text:p>
          </table:table-cell>
          <table:table-cell office:value-type="string" calcext:value-type="string">
            <text:p>579TC1240AECHTR</text:p>
          </table:table-cell>
          <table:table-cell office:value-type="float" office:value="7681473" calcext:value-type="float">
            <text:p>7681473</text:p>
          </table:table-cell>
          <table:table-cell office:value-type="float" office:value="1605579" calcext:value-type="float">
            <text:p>16055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072CD</text:p>
          </table:table-cell>
          <table:table-cell office:value-type="string" calcext:value-type="string">
            <text:p>TL072-RESCUE-proto1</text:p>
          </table:table-cell>
          <table:table-cell office:value-type="string" calcext:value-type="string">
            <text:p>U8 U10 U13 U1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96-1282-5-ND</text:p>
          </table:table-cell>
          <table:table-cell office:value-type="string" calcext:value-type="string">
            <text:p>595TL072CD</text:p>
          </table:table-cell>
          <table:table-cell office:value-type="float" office:value="1000747" calcext:value-type="float">
            <text:p>1000747</text:p>
          </table:table-cell>
          <table:table-cell office:value-type="float" office:value="1103006" calcext:value-type="float">
            <text:p>11030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8pF 30ppm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3-12.000MHZ-D2Y-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X1 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35-10634-6-ND</text:p>
          </table:table-cell>
          <table:table-cell office:value-type="string" calcext:value-type="string">
            <text:p>815ABM312D2YT</text:p>
          </table:table-cell>
          <table:table-cell office:value-type="float" office:value="1710462" calcext:value-type="float">
            <text:p>1710462</text:p>
          </table:table-cell>
          <table:table-cell office:value-type="float" office:value="2101327" calcext:value-type="float">
            <text:p>21013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3 Nut</text:p>
          </table:table-cell>
          <table:table-cell/>
          <table:table-cell office:value-type="string" calcext:value-type="string">
            <text:p>3.2mm_M3.5_DIN965</text:p>
          </table:table-cell>
          <table:table-cell table:style-name="ce4" office:value-type="string" calcext:value-type="string">
            <text:p>3.2mm_M3.5_DIN965</text:p>
          </table:table-cell>
          <table:table-cell office:value-type="string" calcext:value-type="string">
            <text:p>MH1 MH2 MH3 MH4</text:p>
          </table:table-cell>
          <table:table-cell office:value-type="string" calcext:value-type="string">
            <text:p>Mounting Hole</text:p>
          </table:table-cell>
          <table:table-cell table:style-name="ce4" office:value-type="string" calcext:value-type="string">
            <text:p>3.2mm_M3.5_DIN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katalog.we-online.de/em/datasheet/9774030360R.pdf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Component Groups: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ponent Count:</text:p>
          </table:table-cell>
          <table:table-cell/>
          <table:table-cell table:formula="of:=SUM([.I2:.I44])"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tted Components:</text:p>
          </table:table-cell>
          <table:table-cell/>
          <table:table-cell table:formula="of:=[.D50]"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mber of PCBs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MD components</text:p>
          </table:table-cell>
          <table:table-cell/>
          <table:table-cell table:formula="of:=SUM([.I2:.I15])+SUM([.I23:.I44])" office:value-type="float" office:value="129" calcext:value-type="float">
            <text:p>1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HT components</text:p>
          </table:table-cell>
          <table:table-cell/>
          <table:table-cell table:formula="of:=SUM([.I16:.I22]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components:</text:p>
          </table:table-cell>
          <table:table-cell/>
          <table:table-cell table:formula="of:=[.D53]+[.D54]" office:value-type="float" office:value="136" calcext:value-type="float">
            <text:p>136</text:p>
          </table:table-cell>
          <table:table-cell table:number-columns-repeated="10"/>
        </table:table-row>
        <table:table-row table:style-name="ro1" table:number-rows-repeated="104852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8">00/00/0000</text:date>, <text:time style:data-style-name="N2" text:time-value="16:05:31.78196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8T21:46:59.828789519</dc:date>
    <meta:editing-duration>PT6H7M31S</meta:editing-duration>
    <meta:editing-cycles>18</meta:editing-cycles>
    <meta:generator>LibreOffice/5.1.6.2$Linux_X86_64 LibreOffice_project/10m0$Build-2</meta:generator>
    <meta:document-statistic meta:table-count="1" meta:cell-count="556" meta:object-count="0"/>
  </office:meta>
</office:document-meta>
</file>